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8">Biển số xe:<text:tab/><text:placeholder text:placeholder-type="text">&lt;o.bien_so_xe_id and o.bien_so_xe_id.name or ''&gt;</text:placeholder><text:tab/>Số hợp đồng:<text:soft-page-break/><text:tab/><text:placeholder text:placeholder-type="text">&lt;o.so_hop_dong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2.96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6:10</dc:date>
    <meta:editing-duration>PT6H6M34S</meta:editing-duration>
    <meta:editing-cycles>149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20" meta:character-count="913" meta:non-whitespace-character-count="795"/>
  </office:meta>
</office:document-meta>
</file>